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start" style:justify-single-word="false">
        <style:tab-stops>
          <style:tab-stop style:position="1.5in" style:type="right"/>
          <style:tab-stop style:position="1.998in"/>
          <style:tab-stop style:position="2.461in"/>
        </style:tab-stops>
      </style:paragraph-properties>
      <style:text-properties fo:language="en" fo:country="US" officeooo:paragraph-rsid="0009eaf0"/>
    </style:style>
    <style:style style:name="P3" style:family="paragraph" style:parent-style-name="Standard">
      <style:text-properties fo:language="de" fo:country="DE"/>
    </style:style>
    <style:style style:name="P4" style:family="paragraph" style:parent-style-name="Standard">
      <style:text-properties officeooo:paragraph-rsid="000eaea5"/>
    </style:style>
    <style:style style:name="P5" style:family="paragraph" style:parent-style-name="Standard">
      <style:text-properties officeooo:paragraph-rsid="00175eeb"/>
    </style:style>
    <style:style style:name="P6" style:family="paragraph" style:parent-style-name="Standard">
      <style:paragraph-properties fo:margin-left="2in" fo:margin-right="0in" fo:line-height="0.2917in" fo:text-indent="0in" style:auto-text-indent="false"/>
    </style:style>
    <style:style style:name="P7" style:family="paragraph" style:parent-style-name="Standard">
      <style:paragraph-properties fo:margin-top="0in" fo:margin-bottom="0.111in" style:contextual-spacing="false" fo:line-height="108%">
        <style:tab-stops/>
      </style:paragraph-properties>
      <style:text-properties fo:language="de" fo:country="DE"/>
    </style:style>
    <style:style style:name="P8" style:family="paragraph" style:parent-style-name="List_20_Paragraph">
      <style:paragraph-properties fo:margin-left="2.25in" fo:margin-right="0in" fo:text-indent="0in" style:auto-text-indent="false"/>
      <style:text-properties officeooo:paragraph-rsid="000eaea5"/>
    </style:style>
    <style:style style:name="P9" style:family="paragraph" style:parent-style-name="List_20_Paragraph">
      <style:paragraph-properties fo:margin-left="2.25in" fo:margin-right="0in" fo:text-indent="0in" style:auto-text-indent="false"/>
      <style:text-properties officeooo:paragraph-rsid="00175eeb"/>
    </style:style>
    <style:style style:name="P10" style:family="paragraph" style:parent-style-name="Text_20_body">
      <style:text-properties officeooo:paragraph-rsid="00175eeb"/>
    </style:style>
    <style:style style:name="P11" style:family="paragraph" style:parent-style-name="Name" style:master-page-name="First_20_Page">
      <style:paragraph-properties style:page-number="auto">
        <style:tab-stops>
          <style:tab-stop style:position="1.5in" style:type="right"/>
          <style:tab-stop style:position="1.9409in"/>
        </style:tab-stops>
      </style:paragraph-properties>
      <style:text-properties officeooo:paragraph-rsid="0009eaf0"/>
    </style:style>
    <style:style style:name="P12" style:family="paragraph" style:parent-style-name="Heading_20_1">
      <style:text-properties officeooo:paragraph-rsid="00175eeb"/>
    </style:style>
    <style:style style:name="P13" style:family="paragraph" style:parent-style-name="Heading_20_1">
      <style:text-properties fo:language="de" fo:country="DE"/>
    </style:style>
    <style:style style:name="P14" style:family="paragraph" style:parent-style-name="Heading_20_1">
      <style:text-properties officeooo:paragraph-rsid="001a7ddb"/>
    </style:style>
    <style:style style:name="P15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497bf"/>
    </style:style>
    <style:style style:name="P16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75eeb"/>
    </style:style>
    <style:style style:name="P17" style:family="paragraph" style:parent-style-name="List_20_Paragraph" style:list-style-name="WWNum1">
      <style:paragraph-properties fo:margin-left="2.25in" fo:margin-right="0in" fo:text-indent="0in" style:auto-text-indent="false"/>
      <style:text-properties officeooo:rsid="001497bf" officeooo:paragraph-rsid="001c04d3"/>
    </style:style>
    <style:style style:name="P18" style:family="paragraph" style:parent-style-name="List_20_Paragraph" style:list-style-name="WWNum1">
      <style:paragraph-properties fo:margin-left="2.25in" fo:margin-right="0in" fo:text-indent="0in" style:auto-text-indent="false"/>
      <style:text-properties fo:language="de" fo:country="DE"/>
    </style:style>
    <style:style style:name="P19" style:family="paragraph" style:parent-style-name="List_20_Paragraph">
      <style:paragraph-properties fo:margin-left="2.25in" fo:margin-right="0in" fo:text-indent="0in" style:auto-text-indent="false"/>
      <style:text-properties officeooo:paragraph-rsid="001a7ddb"/>
    </style:style>
    <style:style style:name="P20" style:family="paragraph" style:parent-style-name="Standard">
      <style:text-properties officeooo:paragraph-rsid="001a7ddb"/>
    </style:style>
    <style:style style:name="P21" style:family="paragraph" style:parent-style-name="Text_20_body">
      <style:text-properties fo:language="de" fo:country="DE" officeooo:paragraph-rsid="001a7ddb"/>
    </style:style>
    <style:style style:name="P22" style:family="paragraph" style:parent-style-name="Text_20_body">
      <style:text-properties officeooo:paragraph-rsid="001a7ddb"/>
    </style:style>
    <style:style style:name="T1" style:family="text">
      <style:text-properties fo:color="#c00000" loext:opacity="100%" fo:language="de" fo:country="DE"/>
    </style:style>
    <style:style style:name="T2" style:family="text">
      <style:text-properties fo:color="#c00000" loext:opacity="100%" style:font-name="Century Gothic" fo:font-size="36pt" fo:language="en" fo:country="US" fo:font-weight="bold" officeooo:rsid="0007c2c2" style:letter-kerning="true" style:font-name-asian="Calibri1" style:font-size-asian="36pt" style:language-asian="en" style:country-asian="US" style:font-weight-asian="bold" style:font-size-complex="36pt" style:language-complex="ar" style:country-complex="SA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9eaf0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11049e"/>
    </style:style>
    <style:style style:name="T7" style:family="text">
      <style:text-properties officeooo:rsid="0007c2c2"/>
    </style:style>
    <style:style style:name="T8" style:family="text">
      <style:text-properties fo:color="#00000a" loext:opacity="100%" style:font-name="Century Gothic" fo:font-size="10pt" officeooo:rsid="0007c2c2" style:letter-kerning="true" style:font-name-asian="Calibri1" style:font-size-asian="10pt" style:language-asian="en" style:country-asian="US" style:font-size-complex="11pt" style:language-complex="ar" style:country-complex="SA"/>
    </style:style>
    <style:style style:name="T9" style:family="text">
      <style:text-properties style:font-name="Century Gothic1" fo:font-size="11pt" fo:language="en" fo:country="US" fo:font-weight="normal" officeooo:rsid="002fdfa9" style:font-name-asian="Calibri2" style:font-size-asian="11pt" style:font-weight-asian="normal" style:font-name-complex="Times New Roman" style:font-size-complex="11pt" style:font-weight-complex="normal"/>
    </style:style>
    <style:style style:name="T10" style:family="text">
      <style:text-properties style:font-name="Century Gothic1" fo:font-size="11pt" fo:language="en" fo:country="US" officeooo:rsid="0022fcf8" style:font-name-asian="Calibri2" style:font-size-asian="11pt" style:font-name-complex="Times New Roman" style:font-size-complex="11pt"/>
    </style:style>
    <style:style style:name="T11" style:family="text">
      <style:text-properties style:font-name="Century Gothic1" fo:font-size="11pt" fo:language="en" fo:country="US" officeooo:rsid="00172709" style:font-name-asian="Calibri2" style:font-size-asian="11pt" style:font-name-complex="Times New Roman" style:font-size-complex="11pt"/>
    </style:style>
    <style:style style:name="T12" style:family="text">
      <style:text-properties style:font-name="Century Gothic1" fo:font-size="11pt" fo:language="en" fo:country="US" officeooo:rsid="003021ff" style:font-name-asian="Calibri2" style:font-size-asian="11pt" style:font-name-complex="Times New Roman" style:font-size-complex="11pt"/>
    </style:style>
    <style:style style:name="T13" style:family="text">
      <style:text-properties officeooo:rsid="0011049e"/>
    </style:style>
    <style:style style:name="T14" style:family="text">
      <style:text-properties officeooo:rsid="0012dda1"/>
    </style:style>
    <style:style style:name="T15" style:family="text">
      <style:text-properties fo:text-transform="uppercase" fo:color="#00000a" loext:opacity="100%" style:font-name="Century Gothic" fo:font-size="10pt" fo:letter-spacing="0.0417in" fo:language="fr" fo:country="FR" fo:font-weight="bold" officeooo:rsid="00175ee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6" style:family="text">
      <style:text-properties fo:text-transform="uppercase" fo:color="#00000a" loext:opacity="100%" style:font-name="Century Gothic" fo:font-size="10pt" fo:letter-spacing="0.0417in" fo:language="fr" fo:country="FR" fo:font-weight="bold" officeooo:rsid="001a7ddb" style:letter-kerning="true" style:font-name-asian="Calibri1" style:font-size-asian="10pt" style:language-asian="en" style:country-asian="US" style:font-weight-asian="bold" style:font-size-complex="10pt" style:language-complex="ar" style:country-complex="SA"/>
    </style:style>
    <style:style style:name="T17" style:family="text">
      <style:text-properties officeooo:rsid="001a7dd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<text:tab/><text:tab/></text:span><text:span text:style-name="T2">[NAME]</text:span></text:p>
      <text:p text:style-name="P2"><text:tab/><text:tab/><text:span text:style-name="T7">[PHONE]</text:span> – <text:span text:style-name="T8">[EMAIL] - [WEBSITE]</text:span></text:p>
      <text:p text:style-name="P1"/>
      <text:p text:style-name="P6"><text:span text:style-name="Highlighted_20_with_20_gray_20_Char"><text:span text:style-name="T4">[SHORT_DESCRIPTION] </text:span></text:span></text:p>
      <text:p text:style-name="Standard"/>
      <text:list xml:id="list4190671179" text:style-name="Outline">
        <text:list-item>
          <text:h text:style-name="Heading_20_1" text:outline-level="1"><text:tab/><text:tab/>ANSTELLUNGEN</text:h>
        </text:list-item>
      </text:list>
      <text:p text:style-name="Text_20_body"/>
      <text:section text:style-name="Sect1" text:name="experience-section">
        <text:p text:style-name="P4"><text:tab/><text:span text:style-name="T9">[CV_UNIT_START_DATE_YEAR]</text:span><text:span text:style-name="T10"> -</text:span><text:span text:style-name="T11"> </text:span><text:span text:style-name="T12">[CV_UNIT_END_DATE_YEAR]</text:span><text:tab/><text:span text:style-name="Red_20_Caps_20_Expanded"><text:span text:style-name="T6">[CV_UNIT_NAME] - </text:span></text:span><text:span text:style-name="T13">[CV_UNIT_COMPANY]</text:span></text:p>
        <text:section text:style-name="Sect1" text:name="experience-list-section">
          <text:list xml:id="list3803837321" text:style-name="WWNum1">
            <text:list-item>
              <text:p text:style-name="P15">[CV_UNIT_LIST_ITEM]<text:span text:style-name="T14"> </text:span></text:p>
            </text:list-item>
          </text:list>
        </text:section>
        <text:p text:style-name="P8"/>
        <text:p text:style-name="P8"/>
      </text:section>
      <text:list xml:id="list141921542102520" text:continue-list="list4190671179" text:style-name="Outline">
        <text:list-item>
          <text:h text:style-name="P12" text:outline-level="1"><text:tab/><text:tab/><text:span text:style-name="T15">Ausbildung</text:span></text:h>
        </text:list-item>
      </text:list>
      <text:p text:style-name="P10"/>
      <text:section text:style-name="Sect1" text:name="education-section">
        <text:p text:style-name="P5"><text:tab/><text:span text:style-name="T9">[CV_UNIT_START_DATE_YEAR]</text:span><text:span text:style-name="T10"> -</text:span><text:span text:style-name="T11"> </text:span><text:span text:style-name="T12">[CV_UNIT_END_DATE_YEAR]</text:span><text:tab/><text:span text:style-name="Red_20_Caps_20_Expanded"><text:span text:style-name="T6">[CV_UNIT_NAME] - </text:span></text:span><text:span text:style-name="T13">[CV_UNIT_COMPANY]</text:span></text:p>
        <text:section text:style-name="Sect1" text:name="education-list-section">
          <text:list xml:id="list141922899140483" text:continue-list="list3803837321" text:style-name="WWNum1">
            <text:list-item>
              <text:p text:style-name="P16">[CV_UNIT_LIST_ITEM]<text:span text:style-name="T14"> </text:span></text:p>
            </text:list-item>
          </text:list>
        </text:section>
        <text:p text:style-name="P9"/>
        <text:p text:style-name="P9"/>
      </text:section>
      <text:list xml:id="list141922568881024" text:continue-list="list141921542102520" text:style-name="Outline">
        <text:list-item>
          <text:h text:style-name="P14" text:outline-level="1"><text:tab/><text:tab/><text:span text:style-name="T16">Fähigkeiten</text:span></text:h>
        </text:list-item>
      </text:list>
      <text:p text:style-name="P22"/>
      <text:section text:style-name="Sect1" text:name="skills-section">
        <text:p text:style-name="P20"><text:tab/><text:tab/><text:span text:style-name="Red_20_Caps_20_Expanded"><text:span text:style-name="T6">[CV_UNIT_NAME]</text:span></text:span></text:p>
        <text:section text:style-name="Sect2" text:name="skills-list-section">
          <text:list xml:id="list141922862036989" text:continue-list="list141922899140483" text:style-name="WWNum1">
            <text:list-item>
              <text:p text:style-name="P17">[CV_UNIT_LIST_ITEM]<text:span text:style-name="T14"> </text:span></text:p>
            </text:list-item>
          </text:list>
        </text:section>
        <text:p text:style-name="P19"/>
        <text:p text:style-name="P19"/>
      </text:section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Calisto MT" svg:font-family="'Calisto MT'" style:font-family-generic="roman"/>
    <style:font-face style:name="Arial Unicode MS1" svg:font-family="'Arial Unicode MS'" style:font-family-generic="swiss"/>
    <style:font-face style:name="Courier New" svg:font-family="'Courier New'" style:font-adornments="Standard" style:font-family-generic="modern" style:font-pitch="fixed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Rockwell" svg:font-family="Rockwel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family-generic="swiss" style:font-pitch="variable"/>
    <style:font-face style:name="Century Gothic1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listo MT1" svg:font-family="'Calisto MT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style:contextual-spacing="false" fo:line-height="0.222in" fo:text-align="start" style:justify-single-word="false" fo:orphans="2" fo:widows="2" style:writing-mode="lr-tb">
        <style:tab-stops>
          <style:tab-stop style:position="1.5in" style:type="right"/>
          <style:tab-stop style:position="2in"/>
        </style:tab-stops>
      </style:paragraph-properties>
      <style:text-properties fo:color="#00000a" loext:opacity="100%" style:font-name="Century Gothic" fo:font-family="'Century Gothic'" style:font-family-generic="roman" style:font-pitch="variable" fo:font-size="10pt" fo:language="fr" fo:country="FR" style:letter-kerning="true" style:font-name-asian="Calibri1" style:font-family-asian="Calibri" style:font-family-generic-asian="system" style:font-pitch-asian="variable" style:font-size-asian="10pt" style:language-asian="en" style:country-asian="US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list-style-name="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fo:text-transform="uppercase" fo:letter-spacing="0.0417in" fo:font-weight="bold" style:font-weight-asian="bold" style:font-size-complex="1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fo:color="#c45911" loext:opacity="100%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end" style:justify-single-word="false"/>
      <style:text-properties fo:color="#262626" loext:opacity="100%"/>
    </style:style>
    <style:style style:name="Normal_20__28_Web_29_" style:display-name="Normal (Web)" style:family="paragraph" style:parent-style-name="Standard" style:default-outline-level="" style:list-style-name="">
      <style:paragraph-properties fo:margin-top="0.0193in" fo:margin-bottom="0.0193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me" style:family="paragraph" style:parent-style-name="Standard" style:default-outline-level="" style:list-style-name="">
      <style:paragraph-properties fo:line-height="100%"/>
      <style:text-properties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Standard" style:default-outline-level="" style:list-style-name="">
      <style:text-properties fo:font-weight="bold" style:font-weight-asian="bold"/>
    </style:style>
    <style:style style:name="Summary" style:family="paragraph" style:parent-style-name="Standard" style:default-outline-level="" style:list-style-name="">
      <style:text-properties style:font-name="Rockwell" fo:font-family="Rockwell" style:font-family-generic="roman" style:font-pitch="variable" fo:font-style="italic" style:font-style-asian="italic"/>
    </style:style>
    <style:style style:name="Orange_20_Italic" style:display-name="Orange Italic" style:family="paragraph" style:parent-style-name="Standard" style:default-outline-level="" style:list-style-name="">
      <style:text-properties fo:color="#c45911" loext:opacity="100%" fo:font-style="italic" style:font-style-asian="italic"/>
    </style:style>
    <style:style style:name="Project_20_Name" style:display-name="Project Name" style:family="paragraph" style:parent-style-name="Standard" style:default-outline-level="" style:list-style-name="">
      <style:text-properties fo:text-transform="uppercase" fo:color="#7b7b7b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1.5in" style:type="right"/>
          <style:tab-stop style:position="2in"/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text-align="end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2.25in" fo:margin-right="0in" fo:margin-top="0in" fo:margin-bottom="0in" style:contextual-spacing="false" fo:line-height="0.2in" fo:text-indent="0in" style:auto-text-indent="false">
        <style:tab-stops>
          <style:tab-stop style:position="1in" style:type="right"/>
          <style:tab-stop style:position="1.5in"/>
          <style:tab-stop style:position="2in"/>
        </style:tab-stops>
      </style:paragraph-properties>
    </style:style>
    <style:style style:name="Highlighted_20_with_20_gray" style:display-name="Highlighted with gray" style:family="paragraph" style:parent-style-name="Standard" style:default-outline-level="" style:list-style-name="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</style:style>
    <style:style style:name="Number_20_in_20_circle" style:display-name="Number in circle" style:family="paragraph" style:parent-style-name="Standard" style:default-outline-level="" style:list-style-name="">
      <style:paragraph-properties fo:line-height="100%" fo:text-align="center" style:justify-single-word="false"/>
      <style:text-properties fo:color="#000000" loext:opacity="100%" fo:font-size="9pt" fo:language="en" fo:country="US" style:font-size-asian="9pt" style:font-size-complex="9pt"/>
    </style:style>
    <style:style style:name="Frame_20_contents" style:display-name="Frame contents" style:family="paragraph" style:parent-style-name="Standard" style:default-outline-level="" style:list-style-name="" style:class="extra"/>
    <style:style style:name="Default_20_Paragraph_20_Font" style:display-name="Default Paragraph Font" style:family="text"/>
    <style:style style:name="Internetverknüpfung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roman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roman" style:font-pitch="variable" fo:language="fr" fo:country="FR"/>
    </style:style>
    <style:style style:name="Blue_20_Bold" style:display-name="Blue Bold" style:family="text" style:parent-style-name="Default_20_Paragraph_20_Font">
      <style:text-properties fo:text-transform="uppercase" fo:color="#3e7aa2" loext:opacity="100%" fo:letter-spacing="0.013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roman" style:font-pitch="variable" fo:font-size="10pt" fo:language="fr" fo:country="FR" style:font-size-asian="10pt"/>
    </style:style>
    <style:style style:name="Red_20_Caps_20_Expanded" style:display-name="Red Caps Expanded" style:family="text" style:parent-style-name="Default_20_Paragraph_20_Font">
      <style:text-properties fo:text-transform="uppercase" fo:color="#c00000" loext:opacity="100%" fo:letter-spacing="0.0138in" fo:language="en" fo:country="US"/>
    </style:style>
    <style:style style:name="hps" style:family="text" style:parent-style-name="Default_20_Paragraph_20_Font"/>
    <style:style style:name="ListLabel_20_1" style:display-name="ListLabel 1" style:family="text">
      <style:text-properties fo:color="#000000" loext:opacity="100%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color="#000000" loext:opacity="100%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color="#0070c0" loext:opacity="100%" style:font-name="Calibri" fo:font-family="Calibri" style:font-family-generic="roman" style:font-pitch="variable" fo:language="de" fo:country="CH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0" style:display-name="ListLabel 10" style:family="text">
      <style:text-properties fo:color="#000000" loext:opacity="100%" style:font-name-complex="Calisto MT1" style:font-family-complex="'Calisto MT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0" style:num-suffix="+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0398in" fo:margin-bottom="0.4in" fo:margin-left="0.4in" fo:margin-right="0.4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602in" fo:margin-left="0in" fo:margin-right="0in" fo:margin-bottom="0.420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5-26T16:31:00</meta:creation-date>
    <meta:initial-creator>lebenslaufgestalten.de</meta:initial-creator>
    <dc:language>de-CH</dc:language>
    <meta:print-date>2019-06-18T12:03:01.89</meta:print-date>
    <dc:date>2021-07-30T14:19:20.974768340</dc:date>
    <meta:editing-cycles>16</meta:editing-cycles>
    <meta:editing-duration>PT1H5M41S</meta:editing-duration>
    <meta:generator>LibreOffice/7.1.4.2$Linux_X86_64 LibreOffice_project/10$Build-2</meta:generator>
    <meta:document-statistic meta:table-count="0" meta:image-count="0" meta:object-count="0" meta:page-count="1" meta:paragraph-count="12" meta:word-count="28" meta:character-count="351" meta:non-whitespace-character-count="319"/>
    <meta:template xlink:type="simple" xlink:actuate="onRequest" xlink:title="Normal.dotm" xlink:href=""/>
  </office:meta>
</office:document-meta>
</file>